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7.7126in"/>
    </style:style>
    <style:style style:name="co5" style:family="table-column">
      <style:table-column-properties fo:break-before="auto" style:column-width="1.16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4.713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2.1764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topics</text:p>
          </table:table-cell>
          <table:table-cell office:value-type="string">
            <text:p>subtopics</text:p>
          </table:table-cell>
          <table:table-cell office:value-type="string">
            <text:p>estimated tim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coldfusion concepts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The following is a list of new functions in Adobe ColdFusion (2016 release):</text:p>
          </table:table-cell>
          <table:table-cell/>
        </table:table-row>
        <table:table-row table:style-name="ro3">
          <table:table-cell/>
          <table:table-cell table:style-name="ce2" office:value-type="string">
            <text:p><text:span text:style-name="T1"/></text:p>
            <text:p><text:span text:style-name="T2">ArrayContainsNoCase</text:span></text:p>
            <text:p><text:span text:style-name="T2">ArrayDeleteNoCase</text:span></text:p>
            <text:p><text:span text:style-name="T2">BooleanFormat</text:span></text:p>
            <text:p><text:span text:style-name="T2">Floor</text:span></text:p>
            <text:p><text:span text:style-name="T2">IsPDFArchive</text:span></text:p>
            <text:p><text:span text:style-name="T2">QuerySort</text:span></text:p>
            <text:p><text:span text:style-name="T2">QueryEach</text:span></text:p>
            <text:p><text:span text:style-name="T2">QueryFilter</text:span></text:p>
            <text:p><text:span text:style-name="T2">QueryKeyExists</text:span></text:p>
            <text:p><text:span text:style-name="T2">QueryMap</text:span></text:p>
            <text:p><text:span text:style-name="T2">QueryReduce</text:span></text:p>
            <text:p><text:span text:style-name="T2">ReplaceListNoCase</text:span></text:p>
            <text:p><text:span text:style-name="T2">SpreadsheetGetColumnCount</text:span></text:p>
            <text:p><text:span text:style-name="T2">ValueArray</text:span></text:p>
            <text:p><text:span text:style-name="T3">SpreadsheetAddRows</text:span></text:p>
            <text:p><text:span text:style-name="T3">ReplaceList</text:span></text:p>
            <text:p><text:span text:style-name="T3">cfapplication</text:span></text:p>
            <text:p><text:span text:style-name="T3">cfsearch</text:span></text:p>
            <text:p><text:span text:style-name="T3">Cfloop</text:span></text:p>
            <text:p><text:span text:style-name="T3">cfpdf</text:span></text:p>
            <text:p><text:span text:style-name="T3">CacheRemove</text:span></text:p>
            <text:p><text:span text:style-name="T3">TimeFormat</text:span></text:p>
            <text:p><text:span text:style-name="T3">DateFormat</text:span></text:p>
            <text:p><text:span text:style-name="T3">Replace</text:span></text:p>
            <text:p><text:span text:style-name="T3">StructNew</text:span></text:p>
            <text:p><text:span text:style-name="T3">WriteOutput</text:span></text:p>
          </table:table-cell>
          <table:table-cell table:style-name="ce4" office:value-type="string">
            <text:p>2 and hlf hrs</text:p>
          </table:table-cell>
        </table:table-row>
        <table:table-row table:style-name="ro2">
          <table:table-cell/>
          <table:table-cell table:style-name="ce3"/>
          <table:table-cell/>
        </table:table-row>
        <table:table-row table:style-name="ro4">
          <table:table-cell/>
          <table:table-cell office:value-type="string">
            <text:p><text:a xlink:href="https://helpx.adobe.com/coldfusion/cfml-reference/reserved-words-and-variables/cgi-environment-cgi-scope-variables.html">https://helpx.adobe.com/coldfusion/cfml-reference/reserved-words-and-variables/cgi-environment-cgi-scope-variables.html</text:a></text:p>
          </table:table-cell>
          <table:table-cell office:value-type="string">
            <text:p>15 – 20 mins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/>
          <table:table-cell office:value-type="string">
            <text:p><text:a xlink:href="https://helpx.adobe.com/coldfusion/cfml-reference/reserved-words-and-variables/custom-tag-variables.html">https://helpx.adobe.com/coldfusion/cfml-reference/reserved-words-and-variables/custom-tag-variables.html</text:a></text:p>
          </table:table-cell>
          <table:table-cell/>
        </table:table-row>
        <table:table-row table:style-name="ro2">
          <table:table-cell/>
          <table:table-cell office:value-type="string">
            <text:p>overview of all:</text:p>
          </table:table-cell>
          <table:table-cell/>
        </table:table-row>
        <table:table-row table:style-name="ro5">
          <table:table-cell/>
          <table:table-cell office:value-type="string">
            <text:p>cfcatch </text:p>
            <text:p>cfdirectory </text:p>
            <text:p>cferror </text:p>
            <text:p>cffile </text:p>
            <text:p>cfftp </text:p>
            <text:p>cfhttp </text:p>
            <text:p>cfindex </text:p>
            <text:p>cfldap </text:p>
            <text:p>cfpop </text:p>
            <text:p>cfquery </text:p>
            <text:p>cfregistry </text:p>
            <text:p>cfsearch </text:p>
            <text:p>Cfstoredproc</text:p>
          </table:table-cell>
          <table:table-cell office:value-type="string">
            <text:p>10min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oldfusion-query-variables.html">ColdFusion query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catch-variables.html">CFCATCH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directory-variables.html">CFDIRECTORY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error-variables.html">CFERROR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file-action-upload-variables.html">CFFILE ACTION=Upload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ftp-error-variables.html">CFFTP error variables</text:a></text:p>
          </table:table-cell>
          <table:table-cell office:value-type="string">
            <text:p>1hr</text:p>
          </table:table-cell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ftp-returnvalue-variable.html">CFFTP ReturnValue variable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ftp-query-object-columns.html">CFFTP query object column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http-variables.html">CFHTTP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ldap-variables.html">CFLDAP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pop-variables.html">CFPOP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query-and-cfstoredproc-variables.html">CFQUERY and CFSTOREDPROC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registry-variables.html">CFREGISTRY variables</text:a>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reserved-words-and-variables/coldfusion-tag-specific-variables/cfsearch-variables.html">CFSEARCH variable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" office:value-type="string">
            <text:p><text:a xlink:href="https://helpx.adobe.com/coldfusion/cfml-reference/coldfusion-tags/tags-d-e/cfexchangeconversation.html">cfexchangeconversation</text:a> 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coldfusion-tags/tags-d-e/cfexchangefolder.html">cfexchangefolder</text:a> </text:p>
          </table:table-cell>
          <table:table-cell/>
        </table:table-row>
        <table:table-row table:style-name="ro2">
          <table:table-cell/>
          <table:table-cell table:style-name="ce1" office:value-type="string">
            <text:p><text:a xlink:href="https://helpx.adobe.com/coldfusion/cfml-reference/coldfusion-tags/tags-u-z/cfwebsocket.html">cfwebsocket</text:a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communication tags :</text:p>
          </table:table-cell>
          <table:table-cell/>
        </table:table-row>
        <table:table-row table:style-name="ro6">
          <table:table-cell/>
          <table:table-cell table:style-name="ce1" office:value-type="string">
            <text:p><text:a xlink:href="https://helpx.adobe.com/coldfusion/cfml-reference/coldfusion-tags/tags-d-e/cfexchangecalendar.html">cfexchangecalendar</text:a></text:p>
            <text:p><text:a xlink:href="https://helpx.adobe.com/coldfusion/cfml-reference/coldfusion-tags/tags-d-e/cfexchangeconnection.html">cfexchangeconnection</text:a></text:p>
            <text:p><text:a xlink:href="https://helpx.adobe.com/coldfusion/cfml-reference/coldfusion-tags/tags-d-e/cfexchangecontact.html">cfexchangecontact</text:a></text:p>
          </table:table-cell>
          <table:table-cell/>
        </table:table-row>
        <table:table-row table:style-name="ro6">
          <table:table-cell/>
          <table:table-cell table:style-name="ce1" office:value-type="string">
            <text:p><text:a xlink:href="https://helpx.adobe.com/coldfusion/cfml-reference/coldfusion-tags/tags-d-e/cfexchangefilter.html">cfexchangefilter</text:a></text:p>
            <text:p><text:a xlink:href="https://helpx.adobe.com/coldfusion/cfml-reference/coldfusion-tags/tags-d-e/cfexchangemail.html">cfexchangemail</text:a></text:p>
            <text:p><text:a xlink:href="https://helpx.adobe.com/coldfusion/cfml-reference/coldfusion-tags/tags-d-e/cfexchangetask.html">cfexchangetask</text:a></text:p>
          </table:table-cell>
          <table:table-cell/>
        </table:table-row>
        <table:table-row table:style-name="ro6">
          <table:table-cell/>
          <table:table-cell table:style-name="ce1" office:value-type="string">
            <text:p><text:a xlink:href="https://helpx.adobe.com/coldfusion/cfml-reference/coldfusion-tags/tags-f/cffeed.html">cffeed</text:a></text:p>
            <text:p><text:a xlink:href="https://helpx.adobe.com/coldfusion/cfml-reference/coldfusion-tags/tags-m-o/cfmail.html">cfmail</text:a></text:p>
            <text:p><text:a xlink:href="https://helpx.adobe.com/coldfusion/cfml-reference/coldfusion-tags/tags-m-o/cfmailparam.html">cfmailparam</text:a></text:p>
          </table:table-cell>
          <table:table-cell/>
        </table:table-row>
        <table:table-row table:style-name="ro7">
          <table:table-cell/>
          <table:table-cell table:style-name="ce1" office:value-type="string">
            <text:p><text:a xlink:href="https://helpx.adobe.com/coldfusion/cfml-reference/coldfusion-tags/tags-m-o/cfmailpart.html">cfmailpart</text:a></text:p>
            <text:p><text:a xlink:href="https://helpx.adobe.com/coldfusion/cfml-reference/coldfusion-tags/tags-p-q/cfpop.html">cfpop</text:a><text:a xlink:href="https://helpx.adobe.com/coldfusion/cfml-reference/coldfusion-tags/tags-i/cfimap.html">cfimap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/>
          <table:table-cell office:value-type="string">
            <text:p><text:a xlink:href="https://helpx.adobe/">https://helpx.adobe</text:a>.com/coldfusion/cfml-reference/coldfusion-tags/tag-summary.htm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177 tags</text:p>
          </table:table-cell>
          <table:table-cell office:value-type="string">
            <text:p>3 hr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cf functions by category (29 categories)</text:p>
          </table:table-cell>
          <table:table-cell office:value-type="string">
            <text:p>2 and hlf hr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function summary ajax</text:p>
          </table:table-cell>
          <table:table-cell office:value-type="string">
            <text:p>half h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application.cfc references</text:p>
          </table:table-cell>
          <table:table-cell office:value-type="string">
            <text:p>15min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cf events gateway reference(overview)</text:p>
          </table:table-cell>
          <table:table-cell office:value-type="string">
            <text:p>half h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cf actionscript function</text:p>
          </table:table-cell>
          <table:table-cell office:value-type="string">
            <text:p>20min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cf java cfx reference</text:p>
          </table:table-cell>
          <table:table-cell office:value-type="string">
            <text:p>40min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learncfinaweek</text:p>
          </table:table-cell>
          <table:table-cell office:value-type="string">
            <text:p>1day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Jquery Datatables :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earn and implementation:</text:p>
          </table:table-cell>
          <table:table-cell office:value-type="string">
            <text:p>2 days</text:p>
          </table:table-cell>
        </table:table-row>
        <table:table-row table:style-name="ro2">
          <table:table-cell/>
          <table:table-cell office:value-type="string">
            <text:p>display a table</text:p>
          </table:table-cell>
          <table:table-cell/>
        </table:table-row>
        <table:table-row table:style-name="ro2">
          <table:table-cell/>
          <table:table-cell office:value-type="string">
            <text:p>customizing the table </text:p>
          </table:table-cell>
          <table:table-cell/>
        </table:table-row>
        <table:table-row table:style-name="ro2">
          <table:table-cell/>
          <table:table-cell office:value-type="string">
            <text:p>edit/delete modification of the table</text:p>
          </table:table-cell>
          <table:table-cell/>
        </table:table-row>
        <table:table-row table:style-name="ro2">
          <table:table-cell/>
          <table:table-cell office:value-type="string">
            <text:p>table within table </text:p>
          </table:table-cell>
          <table:table-cell/>
        </table:table-row>
        <table:table-row table:style-name="ro2">
          <table:table-cell/>
          <table:table-cell table:style-name="ce1" office:value-type="string">
            <text:p>check server side processing, callback events, JSON parsing 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2/01/2018</text:date>, <text:time>20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 kedia</meta:initial-creator>
    <meta:creation-date>2018-01-30T17:41:42.49</meta:creation-date>
    <dc:date>2018-02-01T20:15:42.28</dc:date>
    <dc:creator>megha kedia</dc:creator>
    <meta:editing-duration>PT1H53M16S</meta:editing-duration>
    <meta:editing-cycles>8</meta:editing-cycles>
    <meta:generator>OpenOffice/4.1.1$Win32 OpenOffice.org_project/411m6$Build-9775</meta:generator>
    <meta:document-statistic meta:table-count="3" meta:cell-count="61" meta:object-count="0"/>
  </office:meta>
</office:document-meta>
</file>